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宋体" fo:font-size="14pt" style:font-name-asian="宋体" style:font-size-asian="14pt" style:language-asian="zh" style:country-asian="CN" style:font-size-complex="14pt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background-color="#cccccc">
        <style:tab-stops/>
        <style:background-image/>
      </style:paragraph-properties>
      <style:text-properties style:font-name="Courier New" fo:font-size="10pt" style:font-size-asian="10pt" style:font-size-complex="10pt"/>
    </style:style>
    <style:style style:name="P4" style:family="paragraph" style:parent-style-name="Heading_20_1">
      <style:paragraph-properties fo:text-align="center" style:justify-single-word="false"/>
      <style:text-properties style:font-name="宋体" fo:font-size="18pt" style:font-name-asian="宋体" style:font-size-asian="18pt" style:font-size-complex="18pt"/>
    </style:style>
    <style:style style:name="P5" style:family="paragraph" style:parent-style-name="Text_20_body">
      <style:text-properties style:font-name="宋体" fo:font-size="14pt" style:font-name-asian="宋体" style:font-size-asian="14pt" style:language-asian="zh" style:country-asian="CN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宋体" fo:font-size="14pt" style:font-name-asian="宋体" style:font-size-asian="14pt" style:language-asian="zh" style:country-asian="CN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宋体" fo:font-size="14pt" fo:font-style="italic" style:font-name-asian="宋体" style:font-size-asian="14pt" style:language-asian="zh" style:country-asian="CN" style:font-style-asian="italic" style:font-size-complex="14pt" style:font-style-complex="italic"/>
    </style:style>
    <style:style style:name="P8" style:family="paragraph" style:parent-style-name="Text_20_body">
      <style:paragraph-properties fo:text-align="justify" style:justify-single-word="false"/>
      <style:text-properties style:font-name="宋体" fo:font-size="14pt" fo:font-style="normal" style:font-name-asian="宋体" style:font-size-asian="14pt" style:language-asian="zh" style:country-asian="CN" style:font-style-asian="normal" style:font-size-complex="14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style:font-name="宋体" fo:font-size="14pt" fo:language="zxx" fo:country="none" fo:font-style="normal" style:font-name-asian="宋体" style:font-size-asian="14pt" style:language-asian="zh" style:country-asian="CN" style:font-style-asian="normal" style:font-size-complex="14pt" style:language-complex="zxx" style:country-complex="none" style:font-style-complex="normal"/>
    </style:style>
    <style:style style:name="P10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style:font-name="宋体" fo:font-size="14pt" fo:background-color="#ffffff" style:font-name-asian="宋体" style:font-size-asian="14pt" style:language-asian="zh" style:country-asian="CN" style:font-size-complex="14pt"/>
    </style:style>
    <style:style style:name="P11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style:font-name="宋体" fo:font-size="14pt" fo:font-style="normal" fo:background-color="#ffffff" style:font-name-asian="宋体" style:font-size-asian="14pt" style:language-asian="zh" style:country-asian="CN" style:font-style-asian="normal" style:font-size-complex="14pt" style:font-style-complex="normal"/>
    </style:style>
    <style:style style:name="P12" style:family="paragraph" style:parent-style-name="Text_20_body">
      <style:paragraph-properties fo:margin-top="0.423cm" fo:margin-bottom="0.212cm"/>
      <style:text-properties style:font-name="Arial" fo:font-size="14pt" fo:language="zxx" fo:country="none" style:font-name-asian="宋体" style:font-size-asian="14pt" style:language-asian="zh" style:country-asian="CN" style:font-name-complex="Tahoma1" style:font-size-complex="14pt" style:language-complex="zxx" style:country-complex="none"/>
    </style:style>
    <style:style style:name="P13" style:family="paragraph" style:parent-style-name="Text_20_body">
      <style:paragraph-properties fo:margin-top="0.423cm" fo:margin-bottom="0.212cm"/>
      <style:text-properties style:font-name="宋体" fo:font-size="14pt" style:font-name-asian="宋体" style:font-size-asian="14pt" style:language-asian="zh" style:country-asian="CN" style:font-size-complex="14pt"/>
    </style:style>
    <style:style style:name="P14" style:family="paragraph" style:parent-style-name="Text_20_body">
      <style:paragraph-properties fo:margin-top="0.423cm" fo:margin-bottom="0.212cm"/>
      <style:text-properties fo:font-size="14pt" style:font-size-asian="14pt" style:language-asian="zh" style:country-asian="CN" style:font-size-complex="14pt"/>
    </style:style>
    <style:style style:name="P15" style:family="paragraph" style:parent-style-name="Text_20_body">
      <style:paragraph-properties fo:margin-top="0.423cm" fo:margin-bottom="0.212cm" fo:line-height="100%"/>
      <style:text-properties fo:font-size="14pt" style:font-size-asian="14pt" style:language-asian="zh" style:country-asian="CN" style:font-size-complex="14pt"/>
    </style:style>
    <style:style style:name="P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4pt" fo:font-style="normal" style:font-name-asian="宋体" style:font-size-asian="14pt" style:language-asian="zh" style:country-asian="CN" style:font-style-asian="normal" style:font-size-complex="14pt" style:font-style-complex="normal"/>
    </style:style>
    <style:style style:name="P17" style:family="paragraph" style:parent-style-name="Heading_20_2">
      <style:text-properties style:font-name="宋体" fo:font-size="16pt" style:font-name-asian="宋体" style:font-size-asian="16pt" style:font-size-complex="16pt"/>
    </style:style>
    <style:style style:name="P18" style:family="paragraph" style:parent-style-name="Heading_20_2">
      <style:paragraph-properties fo:text-align="justify" style:justify-single-word="false"/>
      <style:text-properties style:font-name="宋体" fo:font-size="16pt" style:font-name-asian="宋体" style:font-size-asian="16pt" style:font-size-complex="16pt"/>
    </style:style>
    <style:style style:name="P19" style:family="paragraph" style:parent-style-name="Heading_20_2">
      <style:paragraph-properties fo:margin-top="0.423cm" fo:margin-bottom="0.212cm" fo:keep-with-next="always"/>
      <style:text-properties style:font-name="宋体" fo:font-size="16pt" fo:language="zxx" fo:country="none" style:font-name-asian="宋体" style:font-size-asian="16pt" style:language-asian="zxx" style:country-asian="none" style:font-name-complex="Tahoma1" style:font-size-complex="16pt" style:language-complex="zxx" style:country-complex="none"/>
    </style:style>
    <style:style style:name="P20" style:family="paragraph" style:parent-style-name="Heading_20_3">
      <style:text-properties style:font-name-asian="宋体"/>
    </style:style>
    <style:style style:name="P21" style:family="paragraph" style:parent-style-name="Heading_20_3">
      <style:paragraph-properties fo:margin-top="0.423cm" fo:margin-bottom="0.212cm" fo:keep-with-next="always"/>
    </style:style>
    <style:style style:name="P22" style:family="paragraph" style:parent-style-name="Heading_20_3">
      <style:paragraph-properties fo:margin-top="0.423cm" fo:margin-bottom="0.212cm" fo:keep-with-next="always"/>
      <style:text-properties style:font-name="Arial" style:font-name-asian="宋体" style:language-asian="zxx" style:country-asian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宋体" style:font-style-asian="normal" style:font-style-complex="normal"/>
    </style:style>
    <style:style style:name="T4" style:family="text">
      <style:text-properties style:font-name-asian="宋体"/>
    </style:style>
    <style:style style:name="T5" style:family="text">
      <style:text-properties style:font-name="宋体" fo:font-style="normal" style:font-name-asian="宋体" style:font-style-asian="normal" style:font-style-complex="normal"/>
    </style:style>
    <style:style style:name="T6" style:family="text">
      <style:text-properties style:font-name="Arial"/>
    </style:style>
    <style:style style:name="T7" style:family="text">
      <style:text-properties style:font-name="Arial" fo:language="zxx" fo:country="none" style:font-name-asian="宋体" style:font-name-complex="Tahoma1" style:language-complex="zxx" style:country-complex="none"/>
    </style:style>
    <style:style style:name="T8" style:family="text">
      <style:text-properties style:font-name="Arial" fo:language="zxx" fo:country="none" style:font-name-asian="宋体" style:language-asian="zxx" style:country-asian="none" style:font-name-complex="Tahoma1" style:language-complex="zxx" style:country-complex="none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style:language-complex="zxx" style:country-complex="none"/>
    </style:style>
    <style:style style:name="T11" style:family="text">
      <style:text-properties fo:language="zxx" fo:country="none" style:font-name-complex="Tahoma1" style:language-complex="zxx" style:country-complex="none"/>
    </style:style>
    <style:style style:name="T12" style:family="text">
      <style:text-properties fo:language="zxx" fo:country="none" style:font-name-asian="宋体" style:font-name-complex="Tahoma1" style:language-complex="zxx" style:country-complex="none"/>
    </style:style>
    <style:style style:name="T13" style:family="text">
      <style:text-properties style:language-asian="zxx" style:country-asian="none"/>
    </style:style>
    <style:style style:name="T14" style:family="text">
      <style:text-properties style:font-name-complex="Tahoma1"/>
    </style:style>
    <style:style style:name="T15" style:family="text">
      <style:text-properties style:language-complex="zxx" style:country-complex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宋体" style:font-size-asian="12pt" style:language-asian="zh" style:country-asian="CN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solid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宋体" style:font-size-asian="12pt" style:language-asian="zh" style:country-asian="CN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第七章 函数</text:h>
      <text:h text:style-name="P18" text:outline-level="2">7.2 参数传递</text:h>
      <text:p text:style-name="P6">当发生函数参数传递时，参数的存储就交给形参来处理了，即按照形参来初始化相应的实参。</text:p>
      <text:h text:style-name="P20" text:outline-level="3">关于参数传递的语义和赋值的语义区别</text:h>
      <text:p text:style-name="P6">参数传递的语义不同于赋值的语义。对于const参数、引用参数和某些用户自定义参数，这一点非常重要（参见10.4.4.1-对象的赋值）</text:p>
      <text:p text:style-name="P10">如果t1和t2都是类Table的对象，t1 = t2的默认含义就是将t1按成员逐个复制到t2。这种解释方式在应用到具有指针成员的类对象时，就可能产生一种出人意料的作用。对于包含了由构造函数/析构函数管理的资源的对象而言，按成员复制的语义通常是不正确的，例如，</text:p>
      <text:p text:style-name="P3">void h()</text:p>
      <text:p text:style-name="P3">{</text:p>
      <text:p text:style-name="P3"><text:tab/>Table t1;</text:p>
      <text:p text:style-name="P3"><text:tab/>Table t2 = t1;</text:p>
      <text:p text:style-name="P3"><text:tab/>Table t3;</text:p>
      <text:p text:style-name="P3"><text:tab/>t3 = t2;</text:p>
      <text:p text:style-name="P3">}</text:p>
      <text:p text:style-name="P10">在此，Table的默认构造函数为t1和t3各调用了一次，而其析构函数却调用了3次：对t1、t2和t3各一次！由于赋值的默认解释是按成员赋值，故在h()结束时，t1、t2和t3中将各自包含一个指针，这些指针都指向建立t1时从自由存储中分配的那个名字数组，而在构造t3时所分配的数组的指针并没有保留下来，因为被赋值操作t3=t2覆盖掉了，这样，该数组的指针就永远丢失了，另外，t1构造所分配的数组因为同时出现在t1、t2和t3中，那么在析构函数中将被删除3次...</text:p>
      <text:p text:style-name="P10"/>
      <text:p text:style-name="P10">这时候就通过复制构造函数来救驾了...</text:p>
      <text:p text:style-name="P3">class Table {</text:p>
      <text:p text:style-name="P3"><text:tab/>//...</text:p>
      <text:p text:style-name="P3"><text:tab/>Table(const Table&amp;);<text:tab/>// <text:span text:style-name="T1">copy constructor</text:span></text:p>
      <text:p text:style-name="P3"><text:tab/>Table&amp; operator=(const Table&amp;); // <text:span text:style-name="T1">copy assignment</text:span></text:p>
      <text:p text:style-name="P3">};</text:p>
      <text:p text:style-name="P3">Table::Table(const Table&amp; t)</text:p>
      <text:p text:style-name="P3">{</text:p>
      <text:p text:style-name="P3"><text:tab/>p = new Name[sz=t.sz];</text:p>
      <text:p text:style-name="P3"><text:tab/>for (int i = 0; i &lt; sz; ++i)</text:p>
      <text:p text:style-name="P3"><text:tab/><text:tab/>p[i] = t.p[i];</text:p>
      <text:p text:style-name="P3">}</text:p>
      <text:p text:style-name="P3">Table &amp;Table::operator=(const Table &amp;t)</text:p>
      <text:p text:style-name="P3">{</text:p>
      <text:p text:style-name="P3"><text:tab/>if (this != &amp;t) { //<text:span text:style-name="T1">self-assignment?(</text:span>t = t<text:span text:style-name="T1">)</text:span></text:p>
      <text:p text:style-name="P3"><text:tab/><text:tab/>delete [] p;</text:p>
      <text:p text:style-name="P3"><text:tab/><text:tab/>p = new Name[sz = t.sz];</text:p>
      <text:p text:style-name="P3"><text:soft-page-break/><text:tab/><text:tab/>for (int i = 0; i &lt; sz; ++i)</text:p>
      <text:p text:style-name="P3"><text:tab/><text:tab/><text:tab/>p[i] = t.p[i];</text:p>
      <text:p text:style-name="P3"><text:tab/>}</text:p>
      <text:p text:style-name="P3"><text:tab/>return *this;</text:p>
      <text:p text:style-name="P3">}</text:p>
      <text:p text:style-name="P11">拷贝构造函数和拷贝赋值函数都不一样，前者是去完成对未初始化的存储区的初始化，而后者则需要正确处理一个结构良好的对象，在上例中，该对象就是p,先将其析构，然后再构造，这样相当于先memset了一下.</text:p>
      <text:h text:style-name="P20" text:outline-level="3">关于传递引用类型的参数</text:h>
      <text:p text:style-name="P11">根据5.5节所言，修改引用参数的函数会使得代码难以阅读，因此最好避免(但在21.3.2 – input of build-in types中，却大量使用了引用类型的参数)。但通过引用来传递大对象，比通过值传递的方式更高效一些。此时，可以将有关的参数声明为const，以指明使用这种参数仅仅是为了效率考虑，而不想让调用函数修改对象的值:</text:p>
      <text:p text:style-name="P3">void f(const LargeObj &amp;arg)</text:p>
      <text:p text:style-name="P3">{</text:p>
      <text:p text:style-name="P3"><text:tab/>//<text:span text:style-name="T1">the value of "arg" cannot be changed without explicit use of type conversion</text:span></text:p>
      <text:p text:style-name="P3">}</text:p>
      <text:h text:style-name="P20" text:outline-level="3">关于函数内部定义的静态变量</text:h>
      <text:p text:style-name="P8">局部变量将在运行线程到达其定义处时进行初始化。按照默认方式，这会在函数的每次调用中发生，且函数的每个调用都会有一份自己的局部变量拷贝。如果该局部变量声明为static，那么将只有唯一的一个静态分配的对象，对于该函数的所有调用，都只有该静态对象的一份拷贝，该对象只在线程第一次到达它的定义处时初始化，例如，</text:p>
      <text:p text:style-name="P3">void f(int a)</text:p>
      <text:p text:style-name="P3">{</text:p>
      <text:p text:style-name="P3"><text:tab/>while (a--) {</text:p>
      <text:p text:style-name="P3"><text:tab/><text:tab/>static int n = 0;<text:tab/>// init once</text:p>
      <text:p text:style-name="P3"><text:tab/><text:tab/>int x = 0;<text:tab/> // each call init once</text:p>
      <text:p text:style-name="P3"><text:tab/><text:tab/>cout &lt;&lt; "n == " &lt;&lt; n++ &lt;&lt; ", x == " &lt;&lt; x++ &lt;&lt; '\n';</text:p>
      <text:p text:style-name="P3"><text:tab/>}</text:p>
      <text:p text:style-name="P3">}</text:p>
      <text:p text:style-name="P3">int main()</text:p>
      <text:p text:style-name="P3">{</text:p>
      <text:p text:style-name="P3"><text:tab/>f(3);</text:p>
      <text:p text:style-name="P3">}</text:p>
      <text:p text:style-name="P9">输出为</text:p>
      <text:p text:style-name="P2">n == 0, x == 0</text:p>
      <text:p text:style-name="P2">n == 1, x == 0</text:p>
      <text:p text:style-name="P2">n == 2, x == 0</text:p>
      <text:p text:style-name="P16">函数内部的静态变量为函数提供了一种存储器，使得不必引进可能被其它函数访问或破坏的全局变量。<office:annotation><dc:creator>Unknown Author</dc:creator><dc:date>2010-03-27T21:00:43.50</dc:date><text:p text:style-name="P23"><text:span text:style-name="T19">此处的”存储“指不依赖于函数调用而独立存在的存储机制。静态变量在函数内定义，只能在该函数内通过变量名访问，但其存在并不依赖于函数的调用。故函数内的静态变量可以用来保存需要一直存在、以便在这个函数内部使用的消息。</text:span></text:p></office:annotation></text:p>
      <text:h text:style-name="P22" text:outline-level="3"><text:soft-page-break/><text:span text:style-name="T11">关于const &amp;类型参数的传递</text:span></text:h>
      <text:p text:style-name="P13"><text:span text:style-name="T11">文字量、常量以及需要转换的参数都可以传递给const &amp;参数，但不能传递给非const的引用参数。允许对const &amp;类型的参数做转换，</text:span></text:p>
      <text:p text:style-name="P3"><text:span text:style-name="T10">float fsqrt(const float&amp;);</text:span></text:p>
      <text:p text:style-name="P3"><text:span text:style-name="T10">void g(double d)</text:span></text:p>
      <text:p text:style-name="P3"><text:span text:style-name="T10">{</text:span></text:p>
      <text:p text:style-name="P3"><text:span text:style-name="T10"><text:tab/>float r = fsqrt(2.0f); // pass ref to temp holding 2.0f</text:span></text:p>
      <text:p text:style-name="P3"><text:span text:style-name="T10"><text:tab/>r = fsqrt(r); // pass ref to r;</text:span></text:p>
      <text:p text:style-name="P3"><text:span text:style-name="T10"><text:tab/>r = fsqrt(d); // pass ref to temp holding float(d)</text:span></text:p>
      <text:p text:style-name="P3"><text:span text:style-name="T10">}</text:span></text:p>
      <text:p text:style-name="P1"><text:span text:style-name="T10">对非const&amp;参数不允许做类型转换，这样可以避免一些由于引入临时变量而产生的一些错误，例如，</text:span></text:p>
      <text:p text:style-name="P3"><text:span text:style-name="T10">void update(float&amp; i);</text:span></text:p>
      <text:p text:style-name="P3"><text:span text:style-name="T10">void g(double d, float r)</text:span></text:p>
      <text:p text:style-name="P3"><text:span text:style-name="T10">{</text:span></text:p>
      <text:p text:style-name="P3"><text:span text:style-name="T10"><text:tab/>update(2.0f); // error: const argument</text:span></text:p>
      <text:p text:style-name="P3"><text:span text:style-name="T10"><text:tab/>update(r); // pass ref to r</text:span></text:p>
      <text:p text:style-name="P3"><text:span text:style-name="T10"><text:tab/>update(d); // error, type convention required</text:span></text:p>
      <text:p text:style-name="P3"><text:span text:style-name="T10">}</text:span></text:p>
      <text:p text:style-name="P1"><text:span text:style-name="T10">如果允许这些调用，那么，在最后一个函数调用中，update()会更新一个即将被删除的临时对象。</text:span><text:span text:style-name="T10"><office:annotation><dc:creator>Unknown Author</dc:creator><dc:date>2010-03-27T21:53:18.29</dc:date><text:p text:style-name="P23"><text:span text:style-name="T20">这样看来，如果加上类型转换后，那么就不是一个即将删除的临时对象了？先不管了，反正编译器会在此报错</text:span><text:span text:style-name="T20">...</text:span></text:p></office:annotation></text:span></text:p>
      <text:h text:style-name="P21" text:outline-level="3"><text:span text:style-name="T8">数组参数</text:span></text:h>
      <text:p text:style-name="P14"><text:span text:style-name="T7">对数组参数的某个元素的赋值，将会改变实参数组中那个元素的值，也就是说，数组与其它类型的参数不同，数组不会、也不可能按值的方式传递。</text:span></text:p>
      <text:p text:style-name="P15"><text:span text:style-name="T7">对于被调用函数而言，数组参数的大小是不可知的，但有很多方法可以避免这个问题。C风格的字符串时以0结束的，所以其大小很容易计算，而对于其它类型的数组，可以通过传递另外一个参数来指定其数组参数的大小。不过用vector来传递数组则不需要第二个参数。对于多维数组，情况变得有点复杂，但可以改用指针的数组，而且并不需要特别的处理，例如，</text:span></text:p>
      <text:p text:style-name="P3">char *day[] = {</text:p>
      <text:p text:style-name="P3"><text:tab/>“mon”, "tru", "wed", "thu", "fri", "sat", "sun"</text:p>
      <text:p text:style-name="P3">};</text:p>
      <text:p text:style-name="P12">再次，vector等类型可以用于代替内部的、低级的数组和指针等一类东西。</text:p>
      <text:h text:style-name="P17" text:outline-level="2">7.3函数返回值</text:h>
      <text:p text:style-name="P5">就像参数传递的语义一样，函数返回值的语义也跟初始化不同，可以认为返回语句所做的就是去<text:span text:style-name="T18">初始化一个具有返回类型的匿名变量</text:span>。此时将对照函数的返回类型检查返回表达式的类型，并执行所有标准的或用户定义的转换。</text:p>
      <text:p text:style-name="P5">每当一个函数调用时，机会构造它的所有参数和局部(自动)变量的一套新副本。而在该函数返回后，这些新构造的副本又会令做他用，故绝不能返回指向局部<text:soft-page-break/>变量的指针，因为它们的改变情况是无法预料的。幸运的是，编译器会对这种情况报出警告信息。</text:p>
      <text:p text:style-name="P5">void函数不能返回值，但可以将一个void函数作为另一个void函数的返回值，参见18.4.4.2一节。</text:p>
      <text:p text:style-name="P5"/>
      <text:h text:style-name="P19" text:outline-level="2">7.4函数重载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style:text-overline-style="none" style:text-overline-color="#800080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0M21S</meta:editing-duration>
    <meta:editing-cycles>34</meta:editing-cycles>
    <meta:generator>OpenOffice.org/3.2$Win32 OpenOffice.org_project/320m12$Build-9483</meta:generator>
    <dc:date>2010-03-28T01:13:08.12</dc:date>
    <meta:document-statistic meta:table-count="0" meta:image-count="0" meta:object-count="0" meta:page-count="4" meta:paragraph-count="92" meta:word-count="1110" meta:character-count="2917"/>
    <meta:user-defined meta:name="Info 1"/>
    <meta:user-defined meta:name="Info 2"/>
    <meta:user-defined meta:name="Info 3"/>
    <meta:user-defined meta:name="Info 4"/>
  </office:meta>
</office:document-meta>
</file>